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5dd6" officeooo:paragraph-rsid="001d5dd6" style:font-weight-asian="bold" style:font-weight-complex="bold"/>
    </style:style>
    <style:style style:name="P2" style:family="paragraph" style:parent-style-name="Standard">
      <style:text-properties fo:font-weight="normal" officeooo:rsid="001d5dd6" officeooo:paragraph-rsid="001d5dd6" style:font-weight-asian="normal" style:font-weight-complex="normal"/>
    </style:style>
    <style:style style:name="T1" style:family="text">
      <style:text-properties officeooo:rsid="001e8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RMATION OF ACCEPTED INVITE TO COMPANY OWNER:</text:p>
      <text:p text:style-name="P1"/>
      <text:p text:style-name="P2">Hello (First Name, Last Name of Company Owner),</text:p>
      <text:p text:style-name="P2"/>
      <text:p text:style-name="P2">Your invitation to (First Name, Last Name of Person who set their password for their new account) has been accepted, and they can now view your company <text:span text:style-name="T1">in</text:span> their account.</text:p>
      <text:p text:style-name="P2"/>
      <text:p text:style-name="P2">Their permissions are based on what role you gave them but ultimately won’t be able to affect your personal account settings. If the new user is a Primary User, they will have some limited abilities to affect the company that you gave them access to such as adding services, paying invoices, and viewing documents.</text:p>
      <text:p text:style-name="P2"/>
      <text:p text:style-name="P2"><text:span text:style-name="T1">You have the ability to remove any user from your company at any time under Shared Settings.</text:span> </text:p>
      <text:p text:style-name="P2"/>
      <text:p text:style-name="P2">Please let us know if you have any questions about your account!</text:p>
      <text:p text:style-name="P2"/>
      <text:p text:style-name="P2">Best Regards,</text:p>
      <text:p text:style-name="P2"/>
      <text:p text:style-name="P2">(Website Signature Blo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9:17:26.450123139</meta:creation-date>
    <dc:date>2019-08-08T08:46:58.286022660</dc:date>
    <meta:editing-duration>PT6M46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1" meta:paragraph-count="8" meta:word-count="133" meta:character-count="774" meta:non-whitespace-character-count="648"/>
  </office:meta>
</office:document-meta>
</file>